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C00000161D17B7A6196F0EC9F.png" manifest:media-type="image/png"/>
  <manifest:file-entry manifest:full-path="Pictures/10000001000002B2000000E6BEB43FE5724F2CB6.png" manifest:media-type="image/png"/>
  <manifest:file-entry manifest:full-path="Pictures/10000001000000EE00000191EFF4F881CE068AA6.png" manifest:media-type="image/png"/>
  <manifest:file-entry manifest:full-path="Pictures/1000000100000134000000A31137658CEBAF6181.png" manifest:media-type="image/png"/>
  <manifest:file-entry manifest:full-path="Pictures/1000000100000276000000BD278A651ADB769FA2.png" manifest:media-type="image/png"/>
  <manifest:file-entry manifest:full-path="Pictures/100000010000016200000082191F6ACDFDA42B3B.png" manifest:media-type="image/png"/>
  <manifest:file-entry manifest:full-path="Pictures/10000001000000D0000000A68DABA8E6DE394DF3.png" manifest:media-type="image/png"/>
  <manifest:file-entry manifest:full-path="Pictures/1000000100000164000000B8C683AEDDBF8255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08c51" officeooo:paragraph-rsid="00108c51" style:font-weight-asian="bold" style:font-weight-complex="bold"/>
    </style:style>
    <style:style style:name="P2" style:family="paragraph" style:parent-style-name="Standard">
      <style:text-properties fo:font-size="12pt" fo:font-weight="bold" officeooo:rsid="00108c51" officeooo:paragraph-rsid="00108c51" style:font-weight-asian="bold" style:font-weight-complex="bold"/>
    </style:style>
    <style:style style:name="P3" style:family="paragraph" style:parent-style-name="Standard">
      <style:text-properties fo:font-size="12pt" fo:font-weight="bold" officeooo:rsid="0011b7cd" officeooo:paragraph-rsid="0011b7c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bold" officeooo:rsid="002c1a1a" officeooo:paragraph-rsid="0013b22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3.</text:p>
      <text:p text:style-name="P1"/>
      <text:p text:style-name="P2">One to One unidireccional.</text:p>
      <text:p text:style-name="P2"><draw:frame draw:style-name="fr1" draw:name="Image30" text:anchor-type="as-char" svg:width="3.7083in" svg:height="1.9165in" draw:z-index="0"><draw:image xlink:href="Pictures/1000000100000164000000B8C683AEDDBF825585.png" xlink:type="simple" xlink:show="embed" xlink:actuate="onLoad" draw:mime-type="image/png"/></draw:frame></text:p>
      <text:p text:style-name="P2"><draw:frame draw:style-name="fr3" draw:name="Image29" text:anchor-type="as-char" svg:width="3.6874in" svg:height="1.3543in" draw:z-index="1"><draw:image xlink:href="Pictures/100000010000016200000082191F6ACDFDA42B3B.png" xlink:type="simple" xlink:show="embed" xlink:actuate="onLoad" draw:mime-type="image/png"/></draw:frame></text:p>
      <text:p text:style-name="P2"><draw:frame draw:style-name="fr1" draw:name="Image28" text:anchor-type="as-char" svg:width="6.6354in" svg:height="1.802in" draw:z-index="2"><draw:image xlink:href="Pictures/1000000100000276000000BD278A651ADB769FA2.png" xlink:type="simple" xlink:show="embed" xlink:actuate="onLoad" draw:mime-type="image/png"/></draw:frame></text:p>
      <text:p text:style-name="P2"/>
      <text:p text:style-name="P3">One to One PKMapping.</text:p>
      <text:p text:style-name="P3"><draw:frame draw:style-name="fr1" draw:name="Image3" text:anchor-type="as-char" svg:width="3.2083in" svg:height="1.698in" draw:z-index="5"><draw:image xlink:href="Pictures/1000000100000134000000A31137658CEBAF6181.png" xlink:type="simple" xlink:show="embed" xlink:actuate="onLoad" draw:mime-type="image/png"/></draw:frame><text:tab/><text:tab/><draw:frame draw:style-name="fr1" draw:name="Image2" text:anchor-type="as-char" svg:width="2.1665in" svg:height="1.7291in" draw:z-index="4"><draw:image xlink:href="Pictures/10000001000000D0000000A68DABA8E6DE394DF3.png" xlink:type="simple" xlink:show="embed" xlink:actuate="onLoad" draw:mime-type="image/png"/></draw:frame> </text:p>
      <text:p text:style-name="P3"><text:soft-page-break/><draw:frame draw:style-name="fr2" draw:name="Image1" text:anchor-type="as-char" svg:width="6.9252in" svg:height="2.3083in" draw:z-index="3"><draw:image xlink:href="Pictures/10000001000002B2000000E6BEB43FE5724F2CB6.png" xlink:type="simple" xlink:show="embed" xlink:actuate="onLoad" draw:mime-type="image/png"/></draw:frame></text:p>
      <text:p text:style-name="P3"/>
      <text:p text:style-name="P4">Many to Many</text:p>
      <text:p text:style-name="P4"><draw:frame draw:style-name="fr1" draw:name="Image33" text:anchor-type="as-char" svg:width="2.4791in" svg:height="4.1772in" draw:z-index="6"><draw:image xlink:href="Pictures/10000001000000EE00000191EFF4F881CE068AA6.png" xlink:type="simple" xlink:show="embed" xlink:actuate="onLoad" draw:mime-type="image/png"/></draw:frame><text:tab/><draw:frame draw:style-name="fr1" draw:name="Image32" text:anchor-type="as-char" svg:width="3.2917in" svg:height="3.6772in" draw:z-index="7"><draw:image xlink:href="Pictures/100000010000013C00000161D17B7A6196F0EC9F.png" xlink:type="simple" xlink:show="embed" xlink:actuate="onLoad" draw:mime-type="image/png"/></draw:frame></text:p>
      <text:p text:style-name="P4"/>
      <text:p text:style-name="P4"><text:s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10:02:50.128146896</meta:creation-date>
    <dc:date>2022-11-19T13:08:25.213099384</dc:date>
    <meta:editing-duration>PT2H55M27S</meta:editing-duration>
    <meta:editing-cycles>3</meta:editing-cycles>
    <meta:generator>LibreOffice/7.3.6.2$Linux_X86_64 LibreOffice_project/30$Build-2</meta:generator>
    <meta:document-statistic meta:table-count="0" meta:image-count="8" meta:object-count="0" meta:page-count="2" meta:paragraph-count="11" meta:word-count="13" meta:character-count="76" meta:non-whitespace-character-count="62"/>
  </office:meta>
</office:document-meta>
</file>